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condary_Administrative_Subdiv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District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Far Nor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Far North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Whangare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Whangare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Kaipa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Kaipar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Rodne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Rodne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North Sho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North Shor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Waitake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Waitaker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Auck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Auck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Manuka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Manuka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Papaku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Papakur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Frankli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Frankli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Thames-Coromandel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Thames-Coromande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Haur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Haurak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kat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kat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Matamata Piak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Matamata Piak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Hamil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Hamilt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p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p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Otorohang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Otorohang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South Waikat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South Waikat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tom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tom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Taup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Taup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Western Bay of Plent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Western Bay of Plent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Taurang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Taurang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Roto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Rotoru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Kawera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Kawera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Whakatan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Whakatan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Opoti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Opotik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Gisborne/Gisborn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Gisborne</text:p>
          </table:table-cell>
          <table:table-cell office:value-type="string" table:style-name="ce2">
            <text:p>Gisborn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Wairo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Wairo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Hastings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Hasting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Napier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Napie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Central Hawkes Ba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Central Hawkes Ba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New Plymou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New Plymouth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Stratfor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Stratfor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South Taran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South Taranak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Ruapeh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Ruapeh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Wanganu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Wanganu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Rangitike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Rangitike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Manawat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Manawat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Palmerston Nor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Palmerston North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Horowhen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Horowhenu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Tara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Tararu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Maste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Mastert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Carte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Cartert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South Wairarap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South Wairarap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Kapiti Coas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Kapiti Coas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Pori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Poriru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Upper Hut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Upper Hut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Lower Hut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Lower Hut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Welling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Wellingt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elson/Nels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elson</text:p>
          </table:table-cell>
          <table:table-cell office:value-type="string" table:style-name="ce2">
            <text:p>Nels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Marlborough/Marlboroug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Marlborough</text:p>
          </table:table-cell>
          <table:table-cell office:value-type="string" table:style-name="ce2">
            <text:p>Marlborough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sman/Tasma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sman</text:p>
          </table:table-cell>
          <table:table-cell office:value-type="string" table:style-name="ce2">
            <text:p>Tasm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Buller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Bulle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Gre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Gre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West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West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Kaikou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Kaikour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Hurunu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Hurunu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Selwy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Selwy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Waimakarir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Waimakarir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Christchurc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Christchurch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Banks Peninsul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Banks Peninsul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Ashbu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Ashburt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Mackenzi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Mackenzi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Timar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Timar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Waimat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Waimat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Wait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Waitak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Queenstown-Lakes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Queenstown-Lake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Central Otag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Central Otag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Dunedi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Dunedi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Cluth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Cluth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Go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Gor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South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South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Invercargill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Invercargi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Secondary_Administrative_Subdivision_Alt Enumeration exported from Released ADIF Specification 3.1.5</dc:title>
    <meta:initial-creator>ADIF Development Group</meta:initial-creator>
    <dc:creator>Graham Smith</dc:creator>
    <meta:creation-date>2024-11-28T09:19:22Z</meta:creation-date>
    <dc:date>2024-11-28T09:19:23Z</dc:date>
    <meta:editing-duration>PT0S</meta:editing-duration>
    <meta:user-defined meta:name="ADIF Version">3.1.5</meta:user-defined>
    <meta:user-defined meta:name="ADIF Status">Released</meta:user-defined>
  </office:meta>
</office:document-meta>
</file>